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6" style:family="paragraph" style:parent-style-name="Standard">
      <style:text-properties style:font-name="Roboto Light1" officeooo:rsid="00bdb8ba" officeooo:paragraph-rsid="01017a94" fo:background-color="transparent"/>
    </style:style>
    <style:style style:name="P47" style:family="paragraph" style:parent-style-name="Small">
      <style:text-properties style:font-name="Roboto Light1"/>
    </style:style>
    <style:style style:name="P48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9" style:family="paragraph" style:parent-style-name="Standard">
      <style:text-properties style:font-name="Roboto Light3"/>
    </style:style>
    <style:style style:name="P50" style:family="paragraph" style:parent-style-name="Standard">
      <style:paragraph-properties fo:text-align="start" style:justify-single-word="false"/>
      <style:text-properties style:font-name="Roboto Light3"/>
    </style:style>
    <style:style style:name="P51" style:family="paragraph" style:parent-style-name="Standard">
      <style:text-properties style:font-name="Humnst777 Lt BT" officeooo:rsid="00c36693" officeooo:paragraph-rsid="00c36693"/>
    </style:style>
    <style:style style:name="P52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officeooo:paragraph-rsid="01017a94"/>
    </style:style>
    <style:style style:name="P61" style:family="paragraph" style:parent-style-name="Roboto_20_light">
      <style:text-properties officeooo:paragraph-rsid="01017a94"/>
    </style:style>
    <style:style style:name="P62" style:family="paragraph" style:parent-style-name="Standard">
      <style:text-properties officeooo:rsid="00d493c0" officeooo:paragraph-rsid="0121fec4"/>
    </style:style>
    <style:style style:name="P6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4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5" style:family="paragraph" style:parent-style-name="Standard">
      <style:text-properties officeooo:rsid="0126f704" officeooo:paragraph-rsid="014cbc46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text-properties officeooo:paragraph-rsid="014cbc46"/>
    </style:style>
    <style:style style:name="P68" style:family="paragraph" style:parent-style-name="Heading_20_1">
      <style:paragraph-properties fo:break-before="auto" fo:break-after="auto"/>
      <style:text-properties officeooo:paragraph-rsid="0121fec4"/>
    </style:style>
    <style:style style:name="P69" style:family="paragraph" style:parent-style-name="Heading_20_1">
      <style:text-properties officeooo:rsid="00f08541" officeooo:paragraph-rsid="01087dfd"/>
    </style:style>
    <style:style style:name="P70" style:family="paragraph" style:parent-style-name="Heading_20_1">
      <style:text-properties officeooo:paragraph-rsid="01017a94"/>
    </style:style>
    <style:style style:name="P71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74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7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63">Cur<text:span text:style-name="T11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47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51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47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51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51">[PROJECT]</text:p>
        </draw:text-box>
      </draw:frame>
      <text:p text:style-name="P71"/>
      <text:p text:style-name="P49"/>
      <text:p text:style-name="P49"/>
      <text:p text:style-name="P50"/>
      <text:p text:style-name="P48">[TITLE_FUNCTION]</text:p>
      <text:p text:style-name="P49"/>
      <text:p text:style-name="P49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49"/>
      <text:p text:style-name="P40"/>
      <text:p text:style-name="P40"/>
      <text:p text:style-name="P4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4">1 <text:s text:c="3"/>Personalien<text:tab/>2</text:p>
          <text:p text:style-name="P64">2 <text:s text:c="3"/>Kompetenzen nach Level<text:tab/>2</text:p>
          <text:p text:style-name="P64">3 <text:s text:c="3"/>Kernkompetenzen<text:tab/>2</text:p>
          <text:p text:style-name="P64">4 <text:s text:c="3"/>Stationen<text:tab/>2</text:p>
          <text:p text:style-name="P64">5 <text:s text:c="3"/>Projekte<text:tab/>2</text:p>
          <text:p text:style-name="P64">6 <text:s text:c="3"/>Weiterbildung (Schulungen, Kurse, Konferenzen, Referate)<text:tab/>2</text:p>
          <text:p text:style-name="P64">7 <text:s text:c="3"/>Ausbildung<text:tab/>3</text:p>
        </text:index-body>
      </text:table-of-content>
      <text:p text:style-name="P40"/>
      <text:p text:style-name="P40"/>
      <text:p text:style-name="P41"/>
      <text:p text:style-name="P41"/>
      <text:p text:style-name="P42"/>
      <text:h text:style-name="P66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1349831000" text:style-name="L1">
                <text:list-header>
                  <text:p text:style-name="P72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134943575949441" text:continue-numbering="true" text:style-name="L1">
              <text:list-header>
                <text:p text:style-name="P73">[LANGUAGES]</text:p>
              </text:list-header>
            </text:list>
          </table:table-cell>
        </table:table-row>
      </table:table>
      <text:section text:style-name="Sect1" text:name="SKILLS_BY_LEVEL">
        <text:h text:style-name="P67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65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59">Kategorie</text:p>
              </table:table-cell>
              <table:table-cell table:style-name="LEVEL_5f_COMPETENCES.B1" office:value-type="string">
                <text:p text:style-name="P59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65"/>
      </text:section>
      <text:h text:style-name="P68" text:outline-level="1"><text:bookmark-start text:name="__RefHeading___Toc1998_864874122"/>Kernkompetenzen<text:bookmark-end text:name="__RefHeading___Toc1998_864874122"/></text:h>
      <text:p text:style-name="P62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8">Kategorie</text:p>
            </table:table-cell>
            <table:table-cell table:style-name="COMPETENCES.B1" office:value-type="string">
              <text:p text:style-name="P58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69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4">Von</text:p>
            </table:table-cell>
            <table:table-cell table:style-name="ACTIVITIES.A1" office:value-type="string">
              <text:p text:style-name="P54">Bis</text:p>
            </table:table-cell>
            <table:table-cell table:style-name="ACTIVITIES.C1" office:value-type="string">
              <text:p text:style-name="P5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74">[ACTIVITY]</text:p>
            <text:p text:style-name="P36"/>
            <text:p text:style-name="P37">[ACTIVITY_DESCRIPTION]</text:p>
          </table:table-cell>
        </table:table-row>
      </table:table>
      <text:h text:style-name="P70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4">Von</text:p>
            </table:table-cell>
            <table:table-cell table:style-name="PROJECTS.A1" office:value-type="string">
              <text:p text:style-name="P54">Bis</text:p>
            </table:table-cell>
            <table:table-cell table:style-name="PROJECTS.C1" office:value-type="string">
              <text:p text:style-name="P5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1">[MONTH_TO][YEAR_TO]</text:p>
          </table:table-cell>
          <table:table-cell table:style-name="PROJECTS.C2" office:value-type="string">
            <text:p text:style-name="P75">[PROJECT_TITLE]</text:p>
            <text:p text:style-name="P33"/>
            <text:p text:style-name="P43">Projektbeschreibung</text:p>
            <text:p text:style-name="P60">[PROJECT_DESCRIPTION]</text:p>
            <text:p text:style-name="P44"/>
            <text:p text:style-name="P43">Rolle und Aufgaben im Projekt</text:p>
            <text:p text:style-name="P60">[PROJECT_ROLE]</text:p>
            <text:p text:style-name="P44"/>
            <text:p text:style-name="P43">Eingesetzte Technologien und Methoden</text:p>
            <text:p text:style-name="P60">[PROJECT_TECHNOLOGY]</text:p>
          </table:table-cell>
        </table:table-row>
      </table:table>
      <text:h text:style-name="P70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4">Von</text:p>
            </table:table-cell>
            <table:table-cell table:style-name="ADVANCED_5f_TRAININGS.A1" office:value-type="string">
              <text:p text:style-name="P54">Bis</text:p>
            </table:table-cell>
            <table:table-cell table:style-name="ADVANCED_5f_TRAININGS.C1" office:value-type="string">
              <text:p text:style-name="P55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46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2">Von</text:p>
            </table:table-cell>
            <table:table-cell table:style-name="EDUCATIONS.A1" office:value-type="string">
              <text:p text:style-name="P52">Bis</text:p>
            </table:table-cell>
            <table:table-cell table:style-name="EDUCATIONS.C1" office:value-type="string">
              <text:p text:style-name="P53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5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26T13:49:43.398944162">6/26/25</text:date></text:span><text:span text:style-name="MT1">w</text:span><text:span text:style-name="MT1"><text:word-count>220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3</meta:editing-cycles>
    <meta:editing-duration>PT12H17M34S</meta:editing-duration>
    <dc:date>2025-06-26T13:49:43.321505582</dc:date>
    <dc:title>Curriculum Vitae</dc:title>
    <meta:document-statistic meta:table-count="9" meta:image-count="1" meta:object-count="0" meta:page-count="3" meta:paragraph-count="104" meta:word-count="220" meta:character-count="1798" meta:non-whitespace-character-count="165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